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7.53mm"/>
    </style:style>
    <style:style style:name="co4" style:family="table-column">
      <style:table-column-properties fo:break-before="auto" style:column-width="36.28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easurement_with_o3_optimiz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 </text:p>
          </table:table-cell>
          <table:table-cell table:style-name="ce1" office:value-type="string" calcext:value-type="string">
            <text:p><text:s/>cycles </text:p>
          </table:table-cell>
          <table:table-cell table:style-name="ce1" office:value-type="string" calcext:value-type="string">
            <text:p><text:s/>seconds</text:p>
          </table:table-cell>
          <table:table-cell table:style-name="ce1" office:value-type="string" calcext:value-type="string">
            <text:p>flops</text:p>
          </table:table-cell>
          <table:table-cell table:style-name="ce1" office:value-type="string" calcext:value-type="string">
            <text:p>flops/cycle</text:p>
          </table:table-cell>
          <table:table-cell table:style-name="ce1" office:value-type="string" calcext:value-type="string">
            <text:p>% of pea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3225" calcext:value-type="float">
            <text:p>2643225</text:p>
          </table:table-cell>
          <table:table-cell office:value-type="float" office:value="0.001017" calcext:value-type="float">
            <text:p>0.001017</text:p>
          </table:table-cell>
          <table:table-cell table:formula="of:=[.A2]^3*2" office:value-type="float" office:value="2000000" calcext:value-type="float">
            <text:p>2000000</text:p>
          </table:table-cell>
          <table:table-cell table:formula="of:=[.D2]/[.B2]" office:value-type="float" office:value="0.756651439056456" calcext:value-type="float">
            <text:p>0.7566514391</text:p>
          </table:table-cell>
          <table:table-cell table:formula="of:=[.E2]*100/2" office:value-type="float" office:value="37.8325719528228" calcext:value-type="float">
            <text:p>37.83257195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03024" calcext:value-type="float">
            <text:p>20203024</text:p>
          </table:table-cell>
          <table:table-cell office:value-type="float" office:value="0.00777" calcext:value-type="float">
            <text:p>0.00777</text:p>
          </table:table-cell>
          <table:table-cell table:formula="of:=[.A3]^3*2" office:value-type="float" office:value="16000000" calcext:value-type="float">
            <text:p>16000000</text:p>
          </table:table-cell>
          <table:table-cell table:formula="of:=[.D3]/[.B3]" office:value-type="float" office:value="0.79196064905927" calcext:value-type="float">
            <text:p>0.7919606491</text:p>
          </table:table-cell>
          <table:table-cell table:formula="of:=[.E3]*100/2" office:value-type="float" office:value="39.5980324529635" calcext:value-type="float">
            <text:p>39.5980324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568256" calcext:value-type="float">
            <text:p>65568256</text:p>
          </table:table-cell>
          <table:table-cell office:value-type="float" office:value="0.025219" calcext:value-type="float">
            <text:p>0.025219</text:p>
          </table:table-cell>
          <table:table-cell table:formula="of:=[.A4]^3*2" office:value-type="float" office:value="54000000" calcext:value-type="float">
            <text:p>54000000</text:p>
          </table:table-cell>
          <table:table-cell table:formula="of:=[.D4]/[.B4]" office:value-type="float" office:value="0.823569258880395" calcext:value-type="float">
            <text:p>0.8235692589</text:p>
          </table:table-cell>
          <table:table-cell table:formula="of:=[.E4]*100/2" office:value-type="float" office:value="41.1784629440197" calcext:value-type="float">
            <text:p>41.1784629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5679888" calcext:value-type="float">
            <text:p>155679888</text:p>
          </table:table-cell>
          <table:table-cell office:value-type="float" office:value="0.059877" calcext:value-type="float">
            <text:p>0.059877</text:p>
          </table:table-cell>
          <table:table-cell table:formula="of:=[.A5]^3*2" office:value-type="float" office:value="128000000" calcext:value-type="float">
            <text:p>128000000</text:p>
          </table:table-cell>
          <table:table-cell table:formula="of:=[.D5]/[.B5]" office:value-type="float" office:value="0.822199974861236" calcext:value-type="float">
            <text:p>0.8221999749</text:p>
          </table:table-cell>
          <table:table-cell table:formula="of:=[.E5]*100/2" office:value-type="float" office:value="41.1099987430618" calcext:value-type="float">
            <text:p>41.10999874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5686932" calcext:value-type="float">
            <text:p>295686932</text:p>
          </table:table-cell>
          <table:table-cell office:value-type="float" office:value="0.113726" calcext:value-type="float">
            <text:p>0.113726</text:p>
          </table:table-cell>
          <table:table-cell table:formula="of:=[.A6]^3*2" office:value-type="float" office:value="250000000" calcext:value-type="float">
            <text:p>250000000</text:p>
          </table:table-cell>
          <table:table-cell table:formula="of:=[.D6]/[.B6]" office:value-type="float" office:value="0.845488836145116" calcext:value-type="float">
            <text:p>0.8454888361</text:p>
          </table:table-cell>
          <table:table-cell table:formula="of:=[.E6]*100/2" office:value-type="float" office:value="42.2744418072558" calcext:value-type="float">
            <text:p>42.274441807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4852188" calcext:value-type="float">
            <text:p>524852188</text:p>
          </table:table-cell>
          <table:table-cell office:value-type="float" office:value="0.201866" calcext:value-type="float">
            <text:p>0.201866</text:p>
          </table:table-cell>
          <table:table-cell table:formula="of:=[.A7]^3*2" office:value-type="float" office:value="432000000" calcext:value-type="float">
            <text:p>432000000</text:p>
          </table:table-cell>
          <table:table-cell table:formula="of:=[.D7]/[.B7]" office:value-type="float" office:value="0.823088880787899" calcext:value-type="float">
            <text:p>0.8230888808</text:p>
          </table:table-cell>
          <table:table-cell table:formula="of:=[.E7]*100/2" office:value-type="float" office:value="41.154444039395" calcext:value-type="float">
            <text:p>41.15444403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30414454" calcext:value-type="float">
            <text:p>830414454</text:p>
          </table:table-cell>
          <table:table-cell office:value-type="float" office:value="0.31939" calcext:value-type="float">
            <text:p>0.31939</text:p>
          </table:table-cell>
          <table:table-cell table:formula="of:=[.A8]^3*2" office:value-type="float" office:value="686000000" calcext:value-type="float">
            <text:p>686000000</text:p>
          </table:table-cell>
          <table:table-cell table:formula="of:=[.D8]/[.B8]" office:value-type="float" office:value="0.826093520766198" calcext:value-type="float">
            <text:p>0.8260935208</text:p>
          </table:table-cell>
          <table:table-cell table:formula="of:=[.E8]*100/2" office:value-type="float" office:value="41.3046760383099" calcext:value-type="float">
            <text:p>41.30467603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5300902" calcext:value-type="float">
            <text:p>1305300902</text:p>
          </table:table-cell>
          <table:table-cell office:value-type="float" office:value="0.502039" calcext:value-type="float">
            <text:p>0.502039</text:p>
          </table:table-cell>
          <table:table-cell table:formula="of:=[.A9]^3*2" office:value-type="float" office:value="1024000000" calcext:value-type="float">
            <text:p>1024000000</text:p>
          </table:table-cell>
          <table:table-cell table:formula="of:=[.D9]/[.B9]" office:value-type="float" office:value="0.784493443949217" calcext:value-type="float">
            <text:p>0.7844934439</text:p>
          </table:table-cell>
          <table:table-cell table:formula="of:=[.E9]*100/2" office:value-type="float" office:value="39.2246721974609" calcext:value-type="float">
            <text:p>39.22467219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70483238" calcext:value-type="float">
            <text:p>1970483238</text:p>
          </table:table-cell>
          <table:table-cell office:value-type="float" office:value="0.757878" calcext:value-type="float">
            <text:p>0.757878</text:p>
          </table:table-cell>
          <table:table-cell table:formula="of:=[.A10]^3*2" office:value-type="float" office:value="1458000000" calcext:value-type="float">
            <text:p>1458000000</text:p>
          </table:table-cell>
          <table:table-cell table:formula="of:=[.D10]/[.B10]" office:value-type="float" office:value="0.739920021588126" calcext:value-type="float">
            <text:p>0.7399200216</text:p>
          </table:table-cell>
          <table:table-cell table:formula="of:=[.E10]*100/2" office:value-type="float" office:value="36.9960010794063" calcext:value-type="float">
            <text:p>36.99600107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60245746" calcext:value-type="float">
            <text:p>2860245746</text:p>
          </table:table-cell>
          <table:table-cell office:value-type="float" office:value="1.100095" calcext:value-type="float">
            <text:p>1.100095</text:p>
          </table:table-cell>
          <table:table-cell table:formula="of:=[.A11]^3*2" office:value-type="float" office:value="2000000000" calcext:value-type="float">
            <text:p>2000000000</text:p>
          </table:table-cell>
          <table:table-cell table:formula="of:=[.D11]/[.B11]" office:value-type="float" office:value="0.699240616928445" calcext:value-type="float">
            <text:p>0.6992406169</text:p>
          </table:table-cell>
          <table:table-cell table:formula="of:=[.E11]*100/2" office:value-type="float" office:value="34.9620308464222" calcext:value-type="float">
            <text:p>34.962030846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846482604" calcext:value-type="float">
            <text:p>3846482604</text:p>
          </table:table-cell>
          <table:table-cell office:value-type="float" office:value="1.479416" calcext:value-type="float">
            <text:p>1.479416</text:p>
          </table:table-cell>
          <table:table-cell table:formula="of:=[.A12]^3*2" office:value-type="float" office:value="2662000000" calcext:value-type="float">
            <text:p>2662000000</text:p>
          </table:table-cell>
          <table:table-cell table:formula="of:=[.D12]/[.B12]" office:value-type="float" office:value="0.692060844687496" calcext:value-type="float">
            <text:p>0.6920608447</text:p>
          </table:table-cell>
          <table:table-cell table:formula="of:=[.E12]*100/2" office:value-type="float" office:value="34.6030422343748" calcext:value-type="float">
            <text:p>34.60304223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863095472" calcext:value-type="float">
            <text:p>4863095472</text:p>
          </table:table-cell>
          <table:table-cell office:value-type="float" office:value="1.870421" calcext:value-type="float">
            <text:p>1.870421</text:p>
          </table:table-cell>
          <table:table-cell table:formula="of:=[.A13]^3*2" office:value-type="float" office:value="3456000000" calcext:value-type="float">
            <text:p>3456000000</text:p>
          </table:table-cell>
          <table:table-cell table:formula="of:=[.D13]/[.B13]" office:value-type="float" office:value="0.710658472550752" calcext:value-type="float">
            <text:p>0.7106584726</text:p>
          </table:table-cell>
          <table:table-cell table:formula="of:=[.E13]*100/2" office:value-type="float" office:value="35.5329236275376" calcext:value-type="float">
            <text:p>35.532923627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229534922" calcext:value-type="float">
            <text:p>6229534922</text:p>
          </table:table-cell>
          <table:table-cell office:value-type="float" office:value="2.395975" calcext:value-type="float">
            <text:p>2.395975</text:p>
          </table:table-cell>
          <table:table-cell table:formula="of:=[.A14]^3*2" office:value-type="float" office:value="4394000000" calcext:value-type="float">
            <text:p>4394000000</text:p>
          </table:table-cell>
          <table:table-cell table:formula="of:=[.D14]/[.B14]" office:value-type="float" office:value="0.70534960555118" calcext:value-type="float">
            <text:p>0.7053496056</text:p>
          </table:table-cell>
          <table:table-cell table:formula="of:=[.E14]*100/2" office:value-type="float" office:value="35.267480277559" calcext:value-type="float">
            <text:p>35.26748027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794312422" calcext:value-type="float">
            <text:p>7794312422</text:p>
          </table:table-cell>
          <table:table-cell office:value-type="float" office:value="2.997812" calcext:value-type="float">
            <text:p>2.997812</text:p>
          </table:table-cell>
          <table:table-cell table:formula="of:=[.A15]^3*2" office:value-type="float" office:value="5488000000" calcext:value-type="float">
            <text:p>5488000000</text:p>
          </table:table-cell>
          <table:table-cell table:formula="of:=[.D15]/[.B15]" office:value-type="float" office:value="0.704103159184347" calcext:value-type="float">
            <text:p>0.7041031592</text:p>
          </table:table-cell>
          <table:table-cell table:formula="of:=[.E15]*100/2" office:value-type="float" office:value="35.2051579592174" calcext:value-type="float">
            <text:p>35.205157959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480248662" calcext:value-type="float">
            <text:p>9480248662</text:p>
          </table:table-cell>
          <table:table-cell office:value-type="float" office:value="3.646249" calcext:value-type="float">
            <text:p>3.646249</text:p>
          </table:table-cell>
          <table:table-cell table:formula="of:=[.A16]^3*2" office:value-type="float" office:value="6750000000" calcext:value-type="float">
            <text:p>6750000000</text:p>
          </table:table-cell>
          <table:table-cell table:formula="of:=[.D16]/[.B16]" office:value-type="float" office:value="0.712006640401349" calcext:value-type="float">
            <text:p>0.7120066404</text:p>
          </table:table-cell>
          <table:table-cell table:formula="of:=[.E16]*100/2" office:value-type="float" office:value="35.6003320200674" calcext:value-type="float">
            <text:p>35.60033202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576556340" calcext:value-type="float">
            <text:p>11576556340</text:p>
          </table:table-cell>
          <table:table-cell office:value-type="float" office:value="4.452522" calcext:value-type="float">
            <text:p>4.452522</text:p>
          </table:table-cell>
          <table:table-cell table:formula="of:=[.A17]^3*2" office:value-type="float" office:value="8192000000" calcext:value-type="float">
            <text:p>8192000000</text:p>
          </table:table-cell>
          <table:table-cell table:formula="of:=[.D17]/[.B17]" office:value-type="float" office:value="0.707637034658961" calcext:value-type="float">
            <text:p>0.7076370347</text:p>
          </table:table-cell>
          <table:table-cell table:formula="of:=[.E17]*100/2" office:value-type="float" office:value="35.3818517329481" calcext:value-type="float">
            <text:p>35.381851732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798483868" calcext:value-type="float">
            <text:p>13798483868</text:p>
          </table:table-cell>
          <table:table-cell office:value-type="float" office:value="5.307109" calcext:value-type="float">
            <text:p>5.307109</text:p>
          </table:table-cell>
          <table:table-cell table:formula="of:=[.A18]^3*2" office:value-type="float" office:value="9826000000" calcext:value-type="float">
            <text:p>9826000000</text:p>
          </table:table-cell>
          <table:table-cell table:formula="of:=[.D18]/[.B18]" office:value-type="float" office:value="0.712107220909062" calcext:value-type="float">
            <text:p>0.7121072209</text:p>
          </table:table-cell>
          <table:table-cell table:formula="of:=[.E18]*100/2" office:value-type="float" office:value="35.6053610454531" calcext:value-type="float">
            <text:p>35.605361045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437128892" calcext:value-type="float">
            <text:p>16437128892</text:p>
          </table:table-cell>
          <table:table-cell office:value-type="float" office:value="6.321973" calcext:value-type="float">
            <text:p>6.321973</text:p>
          </table:table-cell>
          <table:table-cell table:formula="of:=[.A19]^3*2" office:value-type="float" office:value="11664000000" calcext:value-type="float">
            <text:p>11664000000</text:p>
          </table:table-cell>
          <table:table-cell table:formula="of:=[.D19]/[.B19]" office:value-type="float" office:value="0.709612979045075" calcext:value-type="float">
            <text:p>0.709612979</text:p>
          </table:table-cell>
          <table:table-cell table:formula="of:=[.E19]*100/2" office:value-type="float" office:value="35.4806489522538" calcext:value-type="float">
            <text:p>35.480648952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225955392" calcext:value-type="float">
            <text:p>19225955392</text:p>
          </table:table-cell>
          <table:table-cell office:value-type="float" office:value="7.394598" calcext:value-type="float">
            <text:p>7.394598</text:p>
          </table:table-cell>
          <table:table-cell table:formula="of:=[.A20]^3*2" office:value-type="float" office:value="13718000000" calcext:value-type="float">
            <text:p>13718000000</text:p>
          </table:table-cell>
          <table:table-cell table:formula="of:=[.D20]/[.B20]" office:value-type="float" office:value="0.71351460670236" calcext:value-type="float">
            <text:p>0.7135146067</text:p>
          </table:table-cell>
          <table:table-cell table:formula="of:=[.E20]*100/2" office:value-type="float" office:value="35.675730335118" calcext:value-type="float">
            <text:p>35.67573033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366313386" calcext:value-type="float">
            <text:p>22366313386</text:p>
          </table:table-cell>
          <table:table-cell office:value-type="float" office:value="8.602428" calcext:value-type="float">
            <text:p>8.602428</text:p>
          </table:table-cell>
          <table:table-cell table:formula="of:=[.A21]^3*2" office:value-type="float" office:value="16000000000" calcext:value-type="float">
            <text:p>16000000000</text:p>
          </table:table-cell>
          <table:table-cell table:formula="of:=[.D21]/[.B21]" office:value-type="float" office:value="0.715361522655542" calcext:value-type="float">
            <text:p>0.7153615227</text:p>
          </table:table-cell>
          <table:table-cell table:formula="of:=[.E21]*100/2" office:value-type="float" office:value="35.7680761327771" calcext:value-type="float">
            <text:p>35.7680761328</text:p>
          </table:table-cell>
        </table:table-row>
      </table:table>
      <table:table table:name="PLOT1" table:style-name="ta1">
        <table:shapes>
          <draw:frame draw:z-index="0" draw:style-name="gr1" draw:text-style-name="P1" svg:width="159.99mm" svg:height="89.99mm" svg:x="16.35mm" svg:y="7.69mm">
            <draw:object draw:notify-on-update-of-ranges="measurement_with_o3_optimizer.A2:measurement_with_o3_optimizer.A21 measurement_with_o3_optimizer.B1:measurement_with_o3_optimizer.B1 measurement_with_o3_optimizer.B2:measurement_with_o3_optimizer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PLOT2" table:style-name="ta1">
        <table:shapes>
          <draw:frame draw:z-index="0" draw:style-name="gr1" draw:text-style-name="P1" svg:width="159.99mm" svg:height="89.99mm" svg:x="10.12mm" svg:y="15.72mm">
            <draw:object draw:notify-on-update-of-ranges="measurement_with_o3_optimizer.A2:measurement_with_o3_optimizer.A21 measurement_with_o3_optimizer.E1:measurement_with_o3_optimizer.E1 measurement_with_o3_optimizer.E2:measurement_with_o3_optimizer.E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PLOT3" table:style-name="ta1">
        <table:shapes>
          <draw:frame draw:z-index="0" draw:style-name="gr1" draw:text-style-name="P1" svg:width="159.99mm" svg:height="89.99mm" svg:x="12.64mm" svg:y="11.05mm">
            <draw:object draw:notify-on-update-of-ranges="measurement_with_o3_optimizer.A2:measurement_with_o3_optimizer.A21 measurement_with_o3_optimizer.F1:measurement_with_o3_optimizer.F1 measurement_with_o3_optimizer.F2:measurement_with_o3_optimizer.F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urin Rindisbacher</meta:initial-creator>
    <meta:creation-date>2015-03-03T20:44:12.739707000</meta:creation-date>
    <dc:date>2015-03-03T21:10:03.890787000</dc:date>
    <dc:creator>Flurin Rindisbacher</dc:creator>
    <meta:editing-duration>PT25M50S</meta:editing-duration>
    <meta:editing-cycles>5</meta:editing-cycles>
    <meta:generator>LibreOffice/4.4.0.3$MacOSX_X86_64 LibreOffice_project/de093506bcdc5fafd9023ee680b8c60e3e0645d7</meta:generator>
    <meta:document-statistic meta:table-count="4" meta:cell-count="1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867cm" svg:y="0.185cm" style:legend-expansion="wide" chart:style-name="ch2"/>
        <chart:plot-area chart:style-name="ch3" table:cell-range-address="measurement_with_o3_optimizer.A1:measurement_with_o3_optimizer.B21" chart:data-source-has-labels="both" svg:x="1.284cm" svg:y="0.935cm" svg:width="14.396cm" svg:height="6.951cm">
          <chartooo:coordinate-region svg:x="3.636cm" svg:y="1.12cm" svg:width="11.662cm" svg:height="5.777cm"/>
          <chart:axis chart:dimension="x" chart:name="primary-x" chart:style-name="ch4" chartooo:axis-type="auto">
            <chartooo:date-scale/>
            <chart:title svg:x="8.344cm" svg:y="8.067cm" chart:style-name="ch5">
              <text:p>n</text:p>
            </chart:title>
            <chart:categories table:cell-range-address="measurement_with_o3_optimizer.A2:measurement_with_o3_optimizer.A21"/>
          </chart:axis>
          <chart:axis chart:dimension="y" chart:name="primary-y" chart:style-name="ch4">
            <chart:title svg:x="0.451cm" svg:y="4.906cm" chart:style-name="ch6">
              <text:p>cycles</text:p>
            </chart:title>
            <chart:grid chart:style-name="ch7" chart:class="major"/>
          </chart:axis>
          <chart:series chart:style-name="ch8" chart:values-cell-range-address="measurement_with_o3_optimizer.B2:measurement_with_o3_optimizer.B21" chart:label-cell-address="measurement_with_o3_optimizer.B1:measurement_with_o3_optimizer.B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ycles </text:p>
                <draw:g>
                  <svg:desc>measurement_with_o3_optimizer.B1:measurement_with_o3_optimizer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measurement_with_o3_optimizer.A2:measurement_with_o3_optimizer.A21</svg:desc>
                </draw:g>
              </table:table-cell>
              <table:table-cell office:value-type="float" office:value="2643225">
                <text:p>2643225</text:p>
                <draw:g>
                  <svg:desc>measurement_with_o3_optimizer.B2:measurement_with_o3_optimizer.B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203024">
                <text:p>202030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5568256">
                <text:p>655682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5679888">
                <text:p>1556798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5686932">
                <text:p>29568693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24852188">
                <text:p>5248521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30414454">
                <text:p>83041445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305300902">
                <text:p>130530090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70483238">
                <text:p>19704832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60245746">
                <text:p>286024574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846482604">
                <text:p>384648260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863095472">
                <text:p>486309547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229534922">
                <text:p>622953492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794312422">
                <text:p>779431242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9480248662">
                <text:p>948024866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576556340">
                <text:p>1157655634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3798483868">
                <text:p>137984838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437128892">
                <text:p>1643712889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225955392">
                <text:p>192259553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2366313386">
                <text:p>22366313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asurement_with_o3_optimizer.A2:measurement_with_o3_optimizer.A21 measurement_with_o3_optimizer.E1:measurement_with_o3_optimizer.E21" chart:data-source-has-labels="both" svg:x="1.284cm" svg:y="0.18cm" svg:width="14.396cm" svg:height="7.706cm">
          <chartooo:coordinate-region svg:x="1.997cm" svg:y="0.365cm" svg:width="13.3cm" svg:height="6.532cm"/>
          <chart:axis chart:dimension="x" chart:name="primary-x" chart:style-name="ch3" chartooo:axis-type="auto">
            <chartooo:date-scale/>
            <chart:title svg:x="8.344cm" svg:y="8.067cm" chart:style-name="ch4">
              <text:p>n</text:p>
            </chart:title>
            <chart:categories table:cell-range-address="measurement_with_o3_optimizer.A2:measurement_with_o3_optimizer.A21"/>
            <chart:grid chart:style-name="ch5" chart:class="major"/>
          </chart:axis>
          <chart:axis chart:dimension="y" chart:name="primary-y" chart:style-name="ch3">
            <chart:title svg:x="0.451cm" svg:y="4.829cm" chart:style-name="ch6">
              <text:p>flops/cycle</text:p>
            </chart:title>
          </chart:axis>
          <chart:series chart:style-name="ch7" chart:values-cell-range-address="measurement_with_o3_optimizer.E2:measurement_with_o3_optimizer.E21" chart:label-cell-address="measurement_with_o3_optimizer.E1:measurement_with_o3_optimizer.E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ps/cycle</text:p>
                <draw:g>
                  <svg:desc>measurement_with_o3_optimizer.E1:measurement_with_o3_optimizer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measurement_with_o3_optimizer.A2:measurement_with_o3_optimizer.A21</svg:desc>
                </draw:g>
              </table:table-cell>
              <table:table-cell office:value-type="float" office:value="0.756651439056456">
                <text:p>0.756651439056456</text:p>
                <draw:g>
                  <svg:desc>measurement_with_o3_optimizer.E2:measurement_with_o3_optimizer.E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196064905927">
                <text:p>0.7919606490592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23569258880395">
                <text:p>0.8235692588803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822199974861236">
                <text:p>0.8221999748612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5488836145116">
                <text:p>0.8454888361451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823088880787899">
                <text:p>0.8230888807878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26093520766198">
                <text:p>0.8260935207661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784493443949217">
                <text:p>0.78449344394921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739920021588126">
                <text:p>0.7399200215881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99240616928445">
                <text:p>0.6992406169284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692060844687496">
                <text:p>0.69206084468749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710658472550752">
                <text:p>0.71065847255075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70534960555118">
                <text:p>0.7053496055511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704103159184347">
                <text:p>0.70410315918434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712006640401349">
                <text:p>0.71200664040134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707637034658961">
                <text:p>0.70763703465896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712107220909062">
                <text:p>0.71210722090906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709612979045075">
                <text:p>0.70961297904507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71351460670236">
                <text:p>0.7135146067023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15361522655542">
                <text:p>0.7153615226555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asurement_with_o3_optimizer.A2:measurement_with_o3_optimizer.A21 measurement_with_o3_optimizer.F1:measurement_with_o3_optimizer.F21" chart:data-source-has-labels="both" svg:x="1.284cm" svg:y="0.18cm" svg:width="14.396cm" svg:height="7.706cm">
          <chartooo:coordinate-region svg:x="1.904cm" svg:y="0.365cm" svg:width="13.393cm" svg:height="6.532cm"/>
          <chart:axis chart:dimension="x" chart:name="primary-x" chart:style-name="ch3" chartooo:axis-type="auto">
            <chartooo:date-scale/>
            <chart:title svg:x="8.344cm" svg:y="8.067cm" chart:style-name="ch4">
              <text:p>n</text:p>
            </chart:title>
            <chart:categories table:cell-range-address="measurement_with_o3_optimizer.A2:measurement_with_o3_optimizer.A21"/>
            <chart:grid chart:style-name="ch5" chart:class="major"/>
          </chart:axis>
          <chart:axis chart:dimension="y" chart:name="primary-y" chart:style-name="ch3">
            <chart:title svg:x="0.451cm" svg:y="5.73cm" chart:style-name="ch6">
              <text:p>% of peak performance</text:p>
            </chart:title>
            <chart:grid chart:style-name="ch5" chart:class="major"/>
          </chart:axis>
          <chart:series chart:style-name="ch7" chart:values-cell-range-address="measurement_with_o3_optimizer.F2:measurement_with_o3_optimizer.F21" chart:label-cell-address="measurement_with_o3_optimizer.F1:measurement_with_o3_optimizer.F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of peak</text:p>
                <draw:g>
                  <svg:desc>measurement_with_o3_optimizer.F1:measurement_with_o3_optimizer.F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measurement_with_o3_optimizer.A2:measurement_with_o3_optimizer.A21</svg:desc>
                </draw:g>
              </table:table-cell>
              <table:table-cell office:value-type="float" office:value="37.8325719528228">
                <text:p>37.8325719528228</text:p>
                <draw:g>
                  <svg:desc>measurement_with_o3_optimizer.F2:measurement_with_o3_optimizer.F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.5980324529635">
                <text:p>39.598032452963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1.1784629440197">
                <text:p>41.178462944019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1.1099987430618">
                <text:p>41.109998743061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.2744418072558">
                <text:p>42.274441807255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1.154444039395">
                <text:p>41.15444403939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1.3046760383099">
                <text:p>41.30467603830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9.2246721974609">
                <text:p>39.224672197460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6.9960010794063">
                <text:p>36.99600107940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.9620308464222">
                <text:p>34.962030846422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4.6030422343748">
                <text:p>34.603042234374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5.5329236275376">
                <text:p>35.532923627537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5.267480277559">
                <text:p>35.26748027755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.2051579592174">
                <text:p>35.20515795921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5.6003320200674">
                <text:p>35.600332020067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5.3818517329481">
                <text:p>35.381851732948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5.6053610454531">
                <text:p>35.60536104545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5.4806489522538">
                <text:p>35.480648952253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5.675730335118">
                <text:p>35.6757303351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5.7680761327771">
                <text:p>35.7680761327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